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-title">
      <style:graphic-properties draw:fill-color="#ffffff" fo:min-height="2.256cm"/>
    </style:style>
    <style:style style:name="pr2" style:family="presentation" style:parent-style-name="Human-subtitle">
      <style:graphic-properties draw:fill-color="#ffffff" fo:min-height="13.609cm"/>
    </style:style>
    <style:style style:name="pr3" style:family="presentation" style:parent-style-name="Human-notes" style:list-style-name="L2">
      <style:graphic-properties draw:fill-color="#ffffff" draw:auto-grow-height="true" fo:min-height="13.365cm"/>
    </style:style>
    <style:style style:name="pr4" style:family="presentation" style:parent-style-name="Human-title">
      <style:graphic-properties draw:fill-color="#ffffff" draw:auto-grow-height="true" fo:min-height="2.507cm"/>
    </style:style>
    <style:style style:name="pr5" style:family="presentation" style:parent-style-name="Human-outline1">
      <style:graphic-properties draw:fill-color="#ffffff"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istemas Operacionais II 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2"><text:span text:style-name="T1">Aula prática</text:span></text:p>
            <text:p text:style-name="P2">Java Sockets, RPC e RMI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text-style-name="P1" draw:layer="layout" svg:width="26cm" svg:height="2.507cm" svg:x="1cm" svg:y="0.5cm" presentation:class="title">
          <draw:text-box>
            <text:p text:style-name="P1">Roteiro da prática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663300" fo:font-size="16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2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1"><text:page-number>2</text:page-number></text:span></text:p>
        </draw:text-box>
      </draw:frame>
      <presentation:notes style:page-layout-name="PM2">
        <draw:page-thumbnail presentation:style-name="Human-title" draw:layer="backgroundobjects" svg:width="14.856cm" svg:height="11.135cm" svg:x="3.071cm" svg:y="2.256cm" presentation:class="page"/>
        <draw:frame presentation:style-name="Human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2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11T17:35:34</meta:creation-date>
    <dc:date>2008-04-11T17:37:53</dc:date>
    <dc:language>pt-BR</dc:language>
    <meta:editing-cycles>2</meta:editing-cycles>
    <meta:editing-duration>PT3M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